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style:text-properties fo:background-color="#ffff00"/>
    </style:style>
    <style:style style:name="P3" style:family="paragraph" style:parent-style-name="Text_20_body">
      <style:paragraph-properties fo:margin-top="0cm" fo:margin-bottom="0cm"/>
      <style:text-properties fo:font-style="italic" style:font-style-asian="italic" style:font-style-complex="italic"/>
    </style:style>
    <style:style style:name="P4" style:family="paragraph" style:parent-style-name="Text_20_body">
      <style:paragraph-properties fo:margin-top="0cm" fo:margin-bottom="0cm"/>
      <style:text-properties fo:font-style="italic" fo:font-weight="normal" style:font-style-asian="italic" style:font-weight-asian="normal" style:font-style-complex="italic" style:font-weight-complex="normal"/>
    </style:style>
    <style:style style:name="P5" style:family="paragraph" style:parent-style-name="Text_20_body">
      <style:paragraph-properties fo:margin-top="0cm" fo:margin-bottom="0cm"/>
      <style:text-properties fo:font-weight="bold" style:font-weight-asian="bold" style:font-weight-complex="bold"/>
    </style:style>
    <style:style style:name="P6" style:family="paragraph" style:parent-style-name="Text_20_body">
      <style:paragraph-properties fo:margin-top="0cm" fo:margin-bottom="0cm"/>
      <style:text-properties fo:font-weight="normal" style:font-weight-asian="normal" style:font-weight-complex="normal"/>
    </style:style>
    <style:style style:name="P7" style:family="paragraph" style:parent-style-name="Standard">
      <style:text-properties fo:font-weight="bold" style:font-weight-asian="bold" style:font-weight-complex="bold"/>
    </style:style>
    <style:style style:name="P8" style:family="paragraph" style:parent-style-name="Text_20_body">
      <style:paragraph-properties fo:margin-top="0cm" fo:margin-bottom="0cm"/>
    </style:style>
    <style:style style:name="P9" style:family="paragraph" style:parent-style-name="Text_20_body">
      <style:paragraph-properties fo:margin-top="0cm" fo:margin-bottom="0cm"/>
      <style:text-properties fo:font-weight="bold" style:font-weight-asian="bold" style:font-weight-complex="bold"/>
    </style:style>
    <style:style style:name="P10" style:family="paragraph" style:parent-style-name="Text_20_body">
      <style:paragraph-properties fo:margin-top="0cm" fo:margin-bottom="0cm"/>
      <style:text-properties fo:font-style="normal" fo:font-weight="bold" style:font-style-asian="normal" style:font-weight-asian="bold" style:font-style-complex="normal" style:font-weight-complex="bold"/>
    </style:style>
    <style:style style:name="P11" style:family="paragraph" style:parent-style-name="Text_20_body">
      <style:paragraph-properties fo:margin-top="0cm" fo:margin-bottom="0cm"/>
      <style:text-properties fo:font-style="normal" fo:font-weight="normal" style:font-style-asian="normal" style:font-weight-asian="normal" style:font-style-complex="normal" style:font-weight-complex="normal"/>
    </style:style>
    <style:style style:name="P12" style:family="paragraph" style:parent-style-name="Text_20_body">
      <style:paragraph-properties fo:margin-top="0cm" fo:margin-bottom="0cm"/>
      <style:text-properties fo:font-weight="normal" style:font-weight-asian="normal" style:font-weight-complex="normal"/>
    </style:style>
    <style:style style:name="P13" style:family="paragraph" style:parent-style-name="Text_20_body">
      <style:paragraph-properties fo:margin-top="0cm" fo:margin-bottom="0cm"/>
      <style:text-properties fo:font-style="italic" fo:font-weight="bold" style:font-style-asian="italic" style:font-weight-asian="bold" style:font-style-complex="italic" style:font-weight-complex="bold"/>
    </style:style>
    <style:style style:name="P14" style:family="paragraph" style:parent-style-name="Text_20_body">
      <style:paragraph-properties fo:margin-top="0cm" fo:margin-bottom="0cm"/>
      <style:text-properties fo:font-style="italic" fo:font-weight="normal" style:font-style-asian="italic" style:font-weight-asian="normal" style:font-style-complex="italic" style:font-weight-complex="normal"/>
    </style:style>
    <style:style style:name="P15" style:family="paragraph" style:parent-style-name="Text_20_body">
      <style:paragraph-properties fo:margin-top="0cm" fo:margin-bottom="0cm"/>
      <style:text-properties fo:font-style="italic" fo:background-color="transparent" style:font-style-asian="italic" style:font-style-complex="italic"/>
    </style:style>
    <style:style style:name="P16" style:family="paragraph" style:parent-style-name="Text_20_body">
      <style:paragraph-properties fo:margin-top="0cm" fo:margin-bottom="0cm"/>
      <style:text-properties fo:font-style="italic" style:font-style-asian="italic" style:font-style-complex="italic"/>
    </style:style>
    <style:style style:name="P17" style:family="paragraph" style:parent-style-name="Text_20_body">
      <style:paragraph-properties fo:margin-top="0cm" fo:margin-bottom="0cm"/>
      <style:text-properties fo:background-color="#ffff00"/>
    </style:style>
    <style:style style:name="P18" style:family="paragraph" style:parent-style-name="Text_20_body">
      <style:text-properties fo:background-color="#ffff00"/>
    </style:style>
    <style:style style:name="P19" style:family="paragraph" style:parent-style-name="Standard">
      <style:text-properties fo:font-weight="normal" style:font-weight-asian="normal" style:font-weight-complex="normal"/>
    </style:style>
    <style:style style:name="P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1" style:family="paragraph">
      <style:paragraph-properties fo:text-align="start"/>
    </style:style>
    <style:style style:name="T1" style:family="text">
      <style:text-properties fo:background-color="#ffff0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style:use-window-font-color="true"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fo:margin-left="0cm" fo:margin-right="0cm" style:editable="false">
        <style:columns fo:column-count="1" fo:column-gap="0cm"/>
      </style:section-properties>
    </style: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radio form:name="q10" form:control-implementation="ooo:com.sun.star.form.component.RadioButton" xml:id="control1" form:id="control1"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0" form:control-implementation="ooo:com.sun.star.form.component.RadioButton" xml:id="control2" form:id="control2"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0" form:control-implementation="ooo:com.sun.star.form.component.RadioButton" xml:id="control3" form:id="control3"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0" form:control-implementation="ooo:com.sun.star.form.component.RadioButton" xml:id="control4" form:id="control4"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0" form:control-implementation="ooo:com.sun.star.form.component.RadioButton" xml:id="control5" form:id="control5"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1" form:control-implementation="ooo:com.sun.star.form.component.RadioButton" xml:id="control6" form:id="control6"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1" form:control-implementation="ooo:com.sun.star.form.component.RadioButton" xml:id="control7" form:id="control7"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1" form:control-implementation="ooo:com.sun.star.form.component.RadioButton" xml:id="control8" form:id="control8"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1" form:control-implementation="ooo:com.sun.star.form.component.RadioButton" xml:id="control9" form:id="control9"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1" form:control-implementation="ooo:com.sun.star.form.component.RadioButton" xml:id="control10" form:id="control10"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4" form:control-implementation="ooo:com.sun.star.form.component.RadioButton" xml:id="control11" form:id="control11"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4" form:control-implementation="ooo:com.sun.star.form.component.RadioButton" xml:id="control12" form:id="control12"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4" form:control-implementation="ooo:com.sun.star.form.component.RadioButton" xml:id="control13" form:id="control13"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4" form:control-implementation="ooo:com.sun.star.form.component.RadioButton" xml:id="control14" form:id="control14"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5" form:control-implementation="ooo:com.sun.star.form.component.RadioButton" xml:id="control15" form:id="control15"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5" form:control-implementation="ooo:com.sun.star.form.component.RadioButton" xml:id="control16" form:id="control16"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5" form:control-implementation="ooo:com.sun.star.form.component.RadioButton" xml:id="control17" form:id="control17"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5" form:control-implementation="ooo:com.sun.star.form.component.RadioButton" xml:id="control18" form:id="control18"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5" form:control-implementation="ooo:com.sun.star.form.component.RadioButton" xml:id="control19" form:id="control19"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WEEK 6 PROBLEM SET: Endocrine System</text:p>
      <text:section text:style-name="Sect1" text:name="internal_html_page_content">
        <text:p text:style-name="Standard"/>
        <text:p text:style-name="Standard">Define, compare, and contrast or relate the terms within each set below: <text:line-break/><text:span text:style-name="T3">1a. GHRH, IGF-1, and somatostatin</text:span></text:p>
        <text:p text:style-name="P1"><text:span text:style-name="T2">GHRH</text:span> = growth hormone releasing factor; secreted by the hypothalamus to work on the <text:tab/>somatotropic cells in the pituitary, which in turn secrete growth hormone</text:p>
        <text:p text:style-name="P1"><text:span text:style-name="T2">IGF-1</text:span> = insulin-like growth factor 1; growth hormone works in the periphery on the liver, where it <text:tab/>causes secretion ofsomatostatin; IGF-1 mediates the long loop negative feedback to the <text:tab/><text:tab/>hypothalamus and the pituitary, which dampens the secretion of growth hormone from the <text:tab/>pituitary and <text:s/>feeds back to the hypothalamus. </text:p>
        <text:p text:style-name="P1"><text:span text:style-name="T2">somatostatin</text:span> = SRIF(<text:span text:style-name="T3">so</text:span>matotropin release-inhibiting factor), secreted from the hypothalamus in <text:tab/>response to IGF-1; an inhibitory hormone thatshuts down the secretion or the release of <text:tab/><text:tab/>growth hormone. <text:line-break/>&gt; the somatotrophs take in the information from the positive factor (which is GHRH) and the <text:tab/>inhibitory factor (SRIF – the amount of somatostatin) and determine whether they <text:tab/>should secrete growth hormone and if so, how much </text:p>
        <text:p text:style-name="P3"/>
        <text:p text:style-name="P3">Key Answer: GHRH is a releasing peptide secreted from the hypothalamus which leads to increased secretion of GH from the pituitary. IGF-1 is a hormone secreted by the liver in response to GH. It is responsible for growth of the internal organs. Somatostatin is a peptide hormone secreted by the hypothalamus which inhibits GH release from the pituitary. IGF-1 increases the secretion of somatostatin. </text:p>
        <text:p text:style-name="P3"/>
        <text:p text:style-name="P6">1b. gigantism, acromegaly</text:p>
        <text:p text:style-name="P1"><text:span text:style-name="T2">giantism</text:span> = pathological response to oversecretion of GH pre-puberty; since it occurs prior to <text:tab/>closure of the epiphyseal plates, the condition involves abnormal growth of the long bones </text:p>
        <text:p text:style-name="P1"><text:span text:style-name="T2">acromegaly</text:span> = pathological response to oversecretion of GH post-puberty; since the plates are <text:tab/>closed <text:tab/>when this condition occurs, the result is coarsening of the facial features, of the flat <text:tab/>bones of the body – the hands &amp; feet grow, prominent eyebrow ridge and jaw – <text:tab/>simultaneously, all of <text:tab/>the organs will increase in size because the high levels of GH are <text:tab/>causing an increase in circulating IGF-1</text:p>
        <text:p text:style-name="P1"/>
        <text:p text:style-name="P3">Key Answer: Gigantism occurs when there is excess secretion of GH before puberty. Acromegaly is the condition in which there is excess secretion of GH in the adult. Acromegaly causes widening of the hands and feet and coarsening of the face. </text:p>
        <text:p text:style-name="P1"/>
        <text:p text:style-name="P5">2. Both growth hormone and thyroid hormone are transported in the plasma by carrier proteins. Compare the mechanisms used by growth hormone and thyroid hormone to trigger the target cell’s response.</text:p>
        <text:p text:style-name="P5"><text:tab/><text:span text:style-name="T3">Growth hormone works by triggering a secondary-messenger cascade, whereas thyroid hormone works by activating transcription. </text:span></text:p>
        <text:p text:style-name="P1"/>
        <text:p text:style-name="P3">Key Answer: GH binds to a cell surface receptor triggering a second messenger cascade and changed metabolism. TH binds to a nuclear receptor to increase transcription of DNA and changed phenotype. </text:p>
        <text:p text:style-name="P1"/>
        <text:p text:style-name="P5">3. Why is the pulsatile secretion of hypothalamus peptides critical for a normal response by the pituitary?</text:p>
        <text:p text:style-name="Standard">The neuropeptides are delivered in very high concentrations to the cells of the pars distalis, their target cells. Constant delivery of h<text:span text:style-name="T3">igh concentrations of neuropeptides cause the receptors to downregulate. To prevent the downregulation, these peptides are released in a pulsatile fashion – pulsatility is critical for the activity of the system.</text:span></text:p>
        <text:p text:style-name="Standard"><text:soft-page-break/><text:span text:style-name="T3"/></text:p>
        <text:p text:style-name="Standard"><text:span text:style-name="T4">Key Answer: Pulsatile secretion of hypothalamic peptides prevents down-regulation of receptors in the pituitary target cells.</text:span><text:span text:style-name="T3"> </text:span></text:p>
        <text:p text:style-name="P19"/>
        <text:p text:style-name="P5">4a. If a person’s diet is low in iodine, predict what happens to thyroid hormone production.</text:p>
        <text:p text:style-name="P5"><text:tab/><text:span text:style-name="T3">Levels of thyroid hormone will decrease. Iodine is used in follicular cells of the thyroid to produce thyroglobulin, the prehormone for T4 (and thus also the precursor for T3, which is made from T4). Low levels of iodide (says iodine above, but . . .) in the blood mean low levels of iodine in the cell (iodide moved into the cell by Na-iodide symporter), which in turn mean less prehormone manufactured &amp; stored in the colloid. As the hormone levels drop, TSH levels from the <text:s/>hypothalamus and TRH levels from the pituitary will rise – high TSH gives rise to the hyperproliferation of goiter. </text:span></text:p>
        <text:p text:style-name="P5"><text:span text:style-name="T3"/></text:p>
        <text:p text:style-name="P13"><text:span text:style-name="T3">Key Answer: Synthesis and secretion of thyroid hormone is decreased. </text:span></text:p>
        <text:p text:style-name="P5"><text:span text:style-name="T3"/></text:p>
        <text:p text:style-name="P5">4b. What happens to thyroid stimulating hormone (TSH) production?</text:p>
        <text:p text:style-name="P5"><text:bookmark text:name="longanswer_q6"/><text:span text:style-name="T3"><text:tab/>As the hormone levels drop, TSH levels from the <text:s/>hypothalamus and TRH levels from the pituitary will rise – high TSH gives rise to the hyperproliferation of goiter. </text:span></text:p>
        <text:p text:style-name="P5"><text:span text:style-name="T3"/></text:p>
        <text:p text:style-name="P5"><text:span text:style-name="T4">Key Answer: Plasma TSH levels rise due to reduced negative feedback by TH.</text:span><text:span text:style-name="T3"> </text:span></text:p>
        <text:p text:style-name="P5"><text:span text:style-name="T3"/></text:p>
        <text:p text:style-name="P5">5a. What target tissue integrates somatostatin (SRIF) and GHRH signals?</text:p>
        <text:p text:style-name="P6">The somatotrophs in the pituitary take in the information from the positive factor (which is GHRH) <text:tab/>and the inhibitory factor (SRIF – the amount of somatostatin) and determine whether they <text:tab/>should secrete growth hormone and if so, how much </text:p>
        <text:p text:style-name="P4"/>
        <text:p text:style-name="P4">Key Answer: Pituitary target cells </text:p>
        <text:p text:style-name="P4"/>
        <text:p text:style-name="P10">5b. What effect does SRIF have on its target tissue?</text:p>
        <text:p text:style-name="P11">SRIF dampens secretion of GH from the pituitary</text:p>
        <text:p text:style-name="P11"/>
        <text:p text:style-name="P4">Key Answer: Somatostatin inhibits secretion of GH </text:p>
        <text:p text:style-name="P11"/>
        <text:p text:style-name="P5">5c. What hormone is regulated by SRIF?</text:p>
        <text:p text:style-name="P1">GH – as above &amp; in question 1a</text:p>
        <text:p text:style-name="P1"/>
        <text:p text:style-name="P3">Key Answer: Growth hormone</text:p>
        <text:p text:style-name="P3"/>
        <text:p text:style-name="P1">6. Mary is a 22 year old graduate student. She complains of profuse sweating, increased heart rate, hand tremors, nervousness, and irritability. Her basal metabolic rate is significantly elevated. She has decreased levels of TSH in her blood. You suspect a primary endocrine disorder. <text:line-break/><text:line-break/><text:span text:style-name="T2">6a. Which of the following thyroid hormone patterns would you expect after laboratory tests? </text:span></text:p>
        <text:p text:style-name="P1"><text:bookmark text:name="question_q10a1"/><draw:control text:anchor-type="as-char" draw:z-index="0" draw:style-name="gr1" draw:text-style-name="P21" svg:width="0.345cm" svg:height="0.345cm" draw:control="control1"/>A) Normal T3 and T4. </text:p>
        <text:p text:style-name="P1"><text:bookmark text:name="question_q10a2"/><draw:control text:anchor-type="as-char" draw:z-index="1" draw:style-name="gr1" draw:text-style-name="P21" svg:width="0.345cm" svg:height="0.345cm" draw:control="control2"/>B) Depressed T3 and T4. </text:p>
        <text:p text:style-name="P1"><text:bookmark text:name="question_q10a3"/><draw:control text:anchor-type="as-char" draw:z-index="2" draw:style-name="gr1" draw:text-style-name="P21" svg:width="0.345cm" svg:height="0.345cm" draw:control="control3"/><text:span text:style-name="T1">C) Elevated T3 and T4. </text:span></text:p>
        <text:p text:style-name="P1"><text:bookmark text:name="question_q10a4"/><draw:control text:anchor-type="as-char" draw:z-index="3" draw:style-name="gr1" draw:text-style-name="P21" svg:width="0.345cm" svg:height="0.345cm" draw:control="control4"/>D) Normal T3 and elevated T4 </text:p>
        <text:p text:style-name="P1"><text:bookmark text:name="question_q10a5"/><draw:control text:anchor-type="as-char" draw:z-index="4" draw:style-name="gr1" draw:text-style-name="P21" svg:width="0.345cm" svg:height="0.345cm" draw:control="control5"/>E) Depressed T3 and elevated T4. </text:p>
        <text:p text:style-name="P1"/>
        <text:p text:style-name="P5">6b. The most likely diagnosis of Mary’s disease is: </text:p>
        <text:p text:style-name="P1"><text:bookmark text:name="question_q11a1"/><draw:control text:anchor-type="as-char" draw:z-index="5" draw:style-name="gr1" draw:text-style-name="P21" svg:width="0.345cm" svg:height="0.345cm" draw:control="control6"/>A) Iodine deficiency. <office:annotation><dc:creator>Unknown Author</dc:creator><dc:date>2013-04-03T17:04:52.58</dc:date><text:p text:style-name="P20"><text:span text:style-name="T6">This could also be a cause, but is far less likely in any developed country b/c of iodide supplementation of salt</text:span></text:p></office:annotation></text:p>
        <text:p text:style-name="P1"><text:bookmark text:name="question_q11a2"/><draw:control text:anchor-type="as-char" draw:z-index="6" draw:style-name="gr1" draw:text-style-name="P21" svg:width="0.345cm" svg:height="0.345cm" draw:control="control7"/>B) Cretinism. </text:p>
        <text:p text:style-name="P1"><text:bookmark text:name="question_q11a3"/><text:soft-page-break/><draw:control text:anchor-type="as-char" draw:z-index="7" draw:style-name="gr1" draw:text-style-name="P21" svg:width="0.345cm" svg:height="0.345cm" draw:control="control8"/>C) Addison’s disease. </text:p>
        <text:p text:style-name="P2"><text:bookmark text:name="question_q11a4"/><draw:control text:anchor-type="as-char" draw:z-index="8" draw:style-name="gr1" draw:text-style-name="P21" svg:width="0.345cm" svg:height="0.345cm" draw:control="control9"/>D) Grave’s disease. </text:p>
        <text:p text:style-name="P1"><text:bookmark text:name="question_q11a5"/><draw:control text:anchor-type="as-char" draw:z-index="9" draw:style-name="gr1" draw:text-style-name="P21" svg:width="0.345cm" svg:height="0.345cm" draw:control="control10"/>E) Hyperaldosteronism.</text:p>
        <text:p text:style-name="P1"><text:s/></text:p>
        <text:p text:style-name="P5">6c. What is the underlying cause of her condition?</text:p>
        <text:p text:style-name="P6"><text:tab/>If her condition is actually Grave's disease, this is an autoimmune disease in which IgG binds to the TSH receptor &amp; activates it. This increases production of T3 and T4, but because it leaves high circulating levels of TSH, the ultrashort loop of the axis decreases TSH production, as does the resulting high levels of T3 and T4 (via the long loop). The long loop also downregulates TRH secretion from the pituitary. </text:p>
        <text:p text:style-name="P6"/>
        <text:p text:style-name="P1"><text:span text:style-name="T4">Key Answer: </text:span><text:span text:style-name="T5">In Grave’s disease, circulating antibodies bind to the TSH receptor on the thyroid cell which causes over-secretion of thyroid hormone. </text:span></text:p>
        <text:p text:style-name="P6"/>
        <text:p text:style-name="P5">6d. Why is the plasma TSH level decreased?</text:p>
        <text:p text:style-name="P6"><text:tab/>Explained above – because the IgG hogs much of the space for TSH &amp; leaves a lot of it in the blood, so the axis reads levels as high &amp; decreases production. T3 and T4 levels also provide negative feedback to both the hypothalamus &amp; the pituitary.</text:p>
        <text:p text:style-name="P6"/>
        <text:p text:style-name="P15"><text:span text:style-name="T3">Key Answer: </text:span>Plasma TSH is decreased by the negative feedback mediated by TH to the pituitary. </text:p>
        <text:p text:style-name="P1"/>
        <text:p text:style-name="P1">7. The next 4 questions pertain to the following case:<text:line-break/><text:line-break/>A 30 year old female complains of increasing fatigue, weakness, weight loss, and abdominal pain. Her blood pressure is 75/45. She appears deeply tanned even in areas not exposed to the sun. Your examination reveals low serum Na+, low cortisol, and high ACTH levels. <text:line-break/><text:line-break/>7a. The most likely diagnosis of her disease is: </text:p>
        <text:p text:style-name="P1"><text:bookmark text:name="question_q14a1"/><draw:control text:anchor-type="as-char" draw:z-index="10" draw:style-name="gr1" draw:text-style-name="P21" svg:width="0.345cm" svg:height="0.345cm" draw:control="control11"/>A) Secondary hypothyroidism. </text:p>
        <text:p text:style-name="P1"><text:bookmark text:name="question_q14a2"/><draw:control text:anchor-type="as-char" draw:z-index="11" draw:style-name="gr1" draw:text-style-name="P21" svg:width="0.345cm" svg:height="0.345cm" draw:control="control12"/>B) Primary hypothyroidism. </text:p>
        <text:p text:style-name="P1"><text:bookmark text:name="question_q14a3"/><draw:control text:anchor-type="as-char" draw:z-index="12" draw:style-name="gr1" draw:text-style-name="P21" svg:width="0.345cm" svg:height="0.345cm" draw:control="control13"/>C) Secondary ACTH insufficiency. </text:p>
        <text:p text:style-name="P2"><text:bookmark text:name="question_q14a4"/><draw:control text:anchor-type="as-char" draw:z-index="13" draw:style-name="gr1" draw:text-style-name="P21" svg:width="0.345cm" svg:height="0.345cm" draw:control="control14"/>D) Primary adenocortical insufficiency (Addison’s disease). <office:annotation><dc:creator>Unknown Author</dc:creator><dc:date>2013-04-03T17:12:36.78</dc:date><text:p text:style-name="P20"><text:span text:style-name="T6">Wk 6 notes – pp 25-26</text:span></text:p></office:annotation></text:p>
        <text:p text:style-name="P1"/>
        <text:p text:style-name="P1">7b. The hypotension seen in this patient is caused by low levels of which adrenal cortical steroid? </text:p>
        <text:p text:style-name="P1"><text:bookmark text:name="question_q15a1"/><draw:control text:anchor-type="as-char" draw:z-index="14" draw:style-name="gr1" draw:text-style-name="P21" svg:width="0.345cm" svg:height="0.345cm" draw:control="control15"/>A) Testosterone. </text:p>
        <text:p text:style-name="P1"><text:bookmark text:name="question_q15a2"/><draw:control text:anchor-type="as-char" draw:z-index="15" draw:style-name="gr1" draw:text-style-name="P21" svg:width="0.345cm" svg:height="0.345cm" draw:control="control16"/>B) Estradiol. </text:p>
        <text:p text:style-name="P1"><text:bookmark text:name="question_q15a3"/><draw:control text:anchor-type="as-char" draw:z-index="16" draw:style-name="gr1" draw:text-style-name="P21" svg:width="0.345cm" svg:height="0.345cm" draw:control="control17"/>C) Cortisol. </text:p>
        <text:p text:style-name="P2"><text:bookmark text:name="question_q15a4"/><draw:control text:anchor-type="as-char" draw:z-index="17" draw:style-name="gr1" draw:text-style-name="P21" svg:width="0.345cm" svg:height="0.345cm" draw:control="control18"/>D) Aldosterone. <office:annotation><dc:creator>Unknown Author</dc:creator><dc:date>2013-04-03T17:14:39.78</dc:date><text:p text:style-name="P20"><text:span text:style-name="T6">Missing aldosterone is the source of most Addison's symptoms – missing cortisol is responsible for fuel-mobilizing problems, like fatigue &amp; weight loss</text:span></text:p></office:annotation></text:p>
        <text:p text:style-name="P1"><text:bookmark text:name="question_q15a5"/><draw:control text:anchor-type="as-char" draw:z-index="18" draw:style-name="gr1" draw:text-style-name="P21" svg:width="0.345cm" svg:height="0.345cm" draw:control="control19"/>E) Corticosterone.</text:p>
        <text:p text:style-name="P1"><text:s/></text:p>
        <text:p text:style-name="P1">7c. In the patient described above (Q7), why is the ACTH level in the blood elevated?</text:p>
        <text:p text:style-name="P1"><text:tab/>The ACTH level in the blood is very high because cortisol is decreased – the negative feedback to the pituitary is missing, and so ACTH levels will rise in the blood.</text:p>
        <text:p text:style-name="P1"/>
        <text:p text:style-name="P3">Key Answer: The absence of the negative feedback by cortisol raises ACTH levels in the blood. <text:s/></text:p>
        <text:p text:style-name="P3"/>
        <text:p text:style-name="P1">7d. Which statement most accurately describes the physiologic basis for her hypotension? </text:p>
        <text:p text:style-name="P1"><text:bookmark text:name="question_q17a1"/>A) Elevated plasma K+ levels because of increased ACTH secretion. </text:p>
        <text:p text:style-name="P1"><text:bookmark text:name="question_q17a2"/>B) Elevated plasma Na+ levels because of increased ACTH secretion. </text:p>
        <text:p text:style-name="P2"><text:bookmark text:name="question_q17a3"/>C) Decreased ECF because of decreased plasma aldosterone levels. </text:p>
        <text:p text:style-name="P1"><text:bookmark text:name="question_q17a4"/>D) Increased ECF because of increased plasma aldosterone levels. </text:p>
        <text:p text:style-name="P1"><text:bookmark text:name="question_q17a5"/>E) Elevated blood glucose because of decreased cortisol secretion. </text:p>
        <text:p text:style-name="P1"><text:soft-page-break/><text:tab/>Aldosterone affects the salt levels in the body, and it is not regulated by the H-P-A axis. It normally works to correct low blood volume, and is secreted by the adrenal cortex in response to elevated K in the blood (it then works on the kidney to cause <text:s/>re-absorption of Na and water from the presumptive urine space back into the blood; in exchange, it is causes the K to move from the blood into the urine space) and in response to angiotensin II ( vasoconstrictor released by the body in response to low blood pressure; low blood volume or low blood pressure is sensed by the kidney and the kidney then will trigger a cascade of events which lead to an elevation in angiotensin II). So low BP in this case will occur because none of the adrenal events for increasing blood volume are occurring.</text:p>
        <text:p text:style-name="P1"/>
        <text:p text:style-name="P1">8. Jim had 100 mLs of blood drawn before his 5 mile race on Monday. A second blood sample was taken at the end of his race. Which of the following had increased in the second sample? </text:p>
        <text:p text:style-name="P1"><text:bookmark text:name="question_q18a1"/>A) glucagon </text:p>
        <text:p text:style-name="P1"><text:bookmark text:name="question_q18a2"/>B) cortisol </text:p>
        <text:p text:style-name="P1"><text:bookmark text:name="question_q18a3"/>C) growth hormone </text:p>
        <text:p text:style-name="P1"><text:bookmark text:name="question_q18a4"/>D) A and B </text:p>
        <text:p text:style-name="P18"><text:bookmark text:name="question_q18a5"/>E) A, B and C <office:annotation><dc:creator>Unknown Author</dc:creator><dc:date>2013-04-03T17:26:48</dc:date><text:p text:style-name="P20"><text:span text:style-name="T6">All of these rise in response to stress</text:span></text:p></office:annotatio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1T14:07:01.36</meta:creation-date>
    <dc:date>2013-04-03T17:26:58.18</dc:date>
    <meta:editing-duration>PT1H45M29S</meta:editing-duration>
    <meta:editing-cycles>36</meta:editing-cycles>
    <meta:generator>OpenOffice.org/3.4$Win32 OpenOffice.org_project/340m1$Build-9590</meta:generator>
    <meta:document-statistic meta:table-count="0" meta:image-count="0" meta:object-count="0" meta:page-count="4" meta:paragraph-count="78" meta:word-count="1515" meta:character-count="9265"/>
  </office:meta>
</office:document-meta>
</file>